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7" table:default-cell-style-name="ce1"/>
        <table:table-column table:style-name="co1" table:default-cell-style-name="ce4"/>
        <table:table-column table:style-name="co1" table:number-columns-repeated="4" table:default-cell-style-name="ce1"/>
        <table:table-column table:style-name="co1" table:number-columns-repeated="2" table:default-cell-style-name="ce4"/>
        <table:table-column table:style-name="co1" table:default-cell-style-name="ce1"/>
        <table:table-row table:style-name="ro1">
          <table:table-cell table:style-name="ce1" office:value-type="string" calcext:value-type="string">
            <text:p>Est</text:p>
          </table:table-cell>
          <table:table-cell office:value-type="string" calcext:value-type="string">
            <text:p><text:s text:c="2"/>Ord. Pro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<text:s text:c="6"/>Qt. Ordem</text:p>
          </table:table-cell>
          <table:table-cell office:value-type="string" calcext:value-type="string">
            <text:p>Dt. Reprog</text:p>
          </table:table-cell>
          <table:table-cell office:value-type="string" calcext:value-type="string">
            <text:p>Dt. Anterior</text:p>
          </table:table-cell>
          <table:table-cell table:style-name="ce1" office:value-type="string" calcext:value-type="string">
            <text:p>Dt. Trans.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Localiz</text:p>
          </table:table-cell>
          <table:table-cell office:value-type="string" calcext:value-type="string">
            <text:p>Planejador</text:p>
          </table:table-cell>
          <table:table-cell table:style-name="ce1" office:value-type="string" calcext:value-type="string">
            <text:p>Início</text:p>
          </table:table-cell>
          <table:table-cell table:style-name="ce1" office:value-type="string" calcext:value-type="string">
            <text:p>Término</text:p>
          </table:table-cell>
          <table:table-cell office:value-type="string" calcext:value-type="string">
            <text:p><text:s text:c="4"/>Ordem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table:style-name="ce2" office:value-type="float" office:value="42298659" calcext:value-type="float">
            <text:p>42298659</text:p>
          </table:table-cell>
          <table:table-cell table:style-name="ce2" office:value-type="float" office:value="313308802" calcext:value-type="float">
            <text:p>313308802</text:p>
          </table:table-cell>
          <table:table-cell table:style-name="ce2" office:value-type="string" calcext:value-type="string">
            <text:p>CJ-PLATAFORMA CR-BC-TRUCK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5" calcext:value-type="date">
            <text:p>25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table:style-name="ce2" office:value-type="float" office:value="42298660" calcext:value-type="float">
            <text:p>42298660</text:p>
          </table:table-cell>
          <table:table-cell table:style-name="ce2" office:value-type="float" office:value="313353408" calcext:value-type="float">
            <text:p>313353408</text:p>
          </table:table-cell>
          <table:table-cell table:style-name="ce2" office:value-type="string" calcext:value-type="string">
            <text:p>SUP/ PARALAMA 808 LD DIR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5" calcext:value-type="date">
            <text:p>25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table:style-name="ce2" office:value-type="float" office:value="42298670" calcext:value-type="float">
            <text:p>42298670</text:p>
          </table:table-cell>
          <table:table-cell table:style-name="ce2" office:value-type="float" office:value="313423103" calcext:value-type="float">
            <text:p>313423103</text:p>
          </table:table-cell>
          <table:table-cell table:style-name="ce2" office:value-type="string" calcext:value-type="string">
            <text:p>SUP/770 PARALAMA PLASTICO CR-BC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5" calcext:value-type="date">
            <text:p>25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718" calcext:value-type="float">
            <text:p>42298718</text:p>
          </table:table-cell>
          <table:table-cell office:value-type="float" office:value="355213102" calcext:value-type="float">
            <text:p>355213102</text:p>
          </table:table-cell>
          <table:table-cell office:value-type="string" calcext:value-type="string">
            <text:p>PAINEL FRON (C4) 2550X1850 BC-EUR-16-C4/C5#6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723" calcext:value-type="float">
            <text:p>42298723</text:p>
          </table:table-cell>
          <table:table-cell office:value-type="float" office:value="357225310" calcext:value-type="float">
            <text:p>357225310</text:p>
          </table:table-cell>
          <table:table-cell office:value-type="string" calcext:value-type="string">
            <text:p>TAMPA T. CR-BC-AD-AB-8M3 (EUROPA)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724" calcext:value-type="float">
            <text:p>42298724</text:p>
          </table:table-cell>
          <table:table-cell office:value-type="float" office:value="357225310" calcext:value-type="float">
            <text:p>357225310</text:p>
          </table:table-cell>
          <table:table-cell office:value-type="string" calcext:value-type="string">
            <text:p>TAMPA T. CR-BC-AD-AB-8M3 (EUROPA)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725" calcext:value-type="float">
            <text:p>42298725</text:p>
          </table:table-cell>
          <table:table-cell office:value-type="float" office:value="357227003" calcext:value-type="float">
            <text:p>357227003</text:p>
          </table:table-cell>
          <table:table-cell office:value-type="string" calcext:value-type="string">
            <text:p>CAVALETE EMBUTIDO ESQ 170MM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726" calcext:value-type="float">
            <text:p>42298726</text:p>
          </table:table-cell>
          <table:table-cell office:value-type="float" office:value="357227004" calcext:value-type="float">
            <text:p>357227004</text:p>
          </table:table-cell>
          <table:table-cell office:value-type="string" calcext:value-type="string">
            <text:p>CAVALETE EMBUTIDO DIR 170MM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761" calcext:value-type="float">
            <text:p>42298761</text:p>
          </table:table-cell>
          <table:table-cell office:value-type="float" office:value="377305029" calcext:value-type="float">
            <text:p>377305029</text:p>
          </table:table-cell>
          <table:table-cell office:value-type="string" calcext:value-type="string">
            <text:p>TAMPA TRASEIRA-30-TTBQR-RENTE C/VEDACAO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2298791" calcext:value-type="float">
            <text:p>42298791</text:p>
          </table:table-cell>
          <table:table-cell table:style-name="ce2" office:value-type="float" office:value="313072825" calcext:value-type="float">
            <text:p>313072825</text:p>
          </table:table-cell>
          <table:table-cell table:style-name="ce2" office:value-type="string" calcext:value-type="string">
            <text:p>ESTICADOR 1069 GANCHO SIST. AUT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805" calcext:value-type="float">
            <text:p>42298805</text:p>
          </table:table-cell>
          <table:table-cell office:value-type="float" office:value="313220604" calcext:value-type="float">
            <text:p>313220604</text:p>
          </table:table-cell>
          <table:table-cell office:value-type="string" calcext:value-type="string">
            <text:p>SUP/ ESTEPE FRON -&lt;20G-REFORCADO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814" calcext:value-type="float">
            <text:p>42298814</text:p>
          </table:table-cell>
          <table:table-cell office:value-type="float" office:value="313606602" calcext:value-type="float">
            <text:p>313606602</text:p>
          </table:table-cell>
          <table:table-cell office:value-type="string" calcext:value-type="string">
            <text:p>SUPORTE LANTERNA LATERAL FUEIRO</text:p>
          </table:table-cell>
          <table:table-cell office:value-type="string" calcext:value-type="string">
            <text:p>CJ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17B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5" calcext:value-type="date">
            <text:p>25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820" calcext:value-type="float">
            <text:p>42298820</text:p>
          </table:table-cell>
          <table:table-cell office:value-type="float" office:value="313887601" calcext:value-type="float">
            <text:p>313887601</text:p>
          </table:table-cell>
          <table:table-cell office:value-type="string" calcext:value-type="string">
            <text:p>ESCADA TRASEIRA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53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859" calcext:value-type="float">
            <text:p>42298859</text:p>
          </table:table-cell>
          <table:table-cell office:value-type="float" office:value="326014708" calcext:value-type="float">
            <text:p>326014708</text:p>
          </table:table-cell>
          <table:table-cell office:value-type="string" calcext:value-type="string">
            <text:p>ACIONAM ACAO IND 2CG-CENXCEN=870X601</text:p>
          </table:table-cell>
          <table:table-cell office:value-type="string" calcext:value-type="string">
            <text:p>CJ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D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860" calcext:value-type="float">
            <text:p>42298860</text:p>
          </table:table-cell>
          <table:table-cell office:value-type="float" office:value="326033504" calcext:value-type="float">
            <text:p>326033504</text:p>
          </table:table-cell>
          <table:table-cell office:value-type="string" calcext:value-type="string">
            <text:p>TRAVESSA PISTAO SL(860)ST-PADRAO-CH-INF.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D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24" calcext:value-type="float">
            <text:p>42298924</text:p>
          </table:table-cell>
          <table:table-cell office:value-type="float" office:value="355121101" calcext:value-type="float">
            <text:p>355121101</text:p>
          </table:table-cell>
          <table:table-cell office:value-type="string" calcext:value-type="string">
            <text:p>PAINEL BC-PF-EUROPA-C3L-#4MM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26" calcext:value-type="float">
            <text:p>42298926</text:p>
          </table:table-cell>
          <table:table-cell office:value-type="float" office:value="355121105" calcext:value-type="float">
            <text:p>355121105</text:p>
          </table:table-cell>
          <table:table-cell office:value-type="string" calcext:value-type="string">
            <text:p>PAINEL BC-PF-EUROPA-C4/C5-#4MM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30" calcext:value-type="float">
            <text:p>42298930</text:p>
          </table:table-cell>
          <table:table-cell office:value-type="float" office:value="355199003" calcext:value-type="float">
            <text:p>355199003</text:p>
          </table:table-cell>
          <table:table-cell office:value-type="string" calcext:value-type="string">
            <text:p>PAINEL FRON 2500-1750-BC-MM-RENTE#8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E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table:style-name="ce2" office:value-type="float" office:value="42298960" calcext:value-type="float">
            <text:p>42298960</text:p>
          </table:table-cell>
          <table:table-cell table:style-name="ce2" office:value-type="float" office:value="357011317" calcext:value-type="float">
            <text:p>357011317</text:p>
          </table:table-cell>
          <table:table-cell table:style-name="ce2" office:value-type="string" calcext:value-type="string">
            <text:p>CAVALETE 150 ESQ C/RECORTE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table:style-name="ce2" office:value-type="float" office:value="42298961" calcext:value-type="float">
            <text:p>42298961</text:p>
          </table:table-cell>
          <table:table-cell table:style-name="ce2" office:value-type="float" office:value="357011318" calcext:value-type="float">
            <text:p>357011318</text:p>
          </table:table-cell>
          <table:table-cell table:style-name="ce2" office:value-type="string" calcext:value-type="string">
            <text:p>CAVALETE 150 DIR C/RECORTE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964" calcext:value-type="float">
            <text:p>42298964</text:p>
          </table:table-cell>
          <table:table-cell office:value-type="float" office:value="357107211" calcext:value-type="float">
            <text:p>357107211</text:p>
          </table:table-cell>
          <table:table-cell office:value-type="string" calcext:value-type="string">
            <text:p>BRACO 2350X275-TTP-ESQ-RBX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E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966" calcext:value-type="float">
            <text:p>42298966</text:p>
          </table:table-cell>
          <table:table-cell office:value-type="float" office:value="357107212" calcext:value-type="float">
            <text:p>357107212</text:p>
          </table:table-cell>
          <table:table-cell office:value-type="string" calcext:value-type="string">
            <text:p>BRACO 2350X275-TTP-DIR-RBX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E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table:style-name="ce2" office:value-type="float" office:value="42298968" calcext:value-type="float">
            <text:p>42298968</text:p>
          </table:table-cell>
          <table:table-cell table:style-name="ce2" office:value-type="float" office:value="357188803" calcext:value-type="float">
            <text:p>357188803</text:p>
          </table:table-cell>
          <table:table-cell table:style-name="ce2" office:value-type="string" calcext:value-type="string">
            <text:p>SUPORTE DO GANCHO EP LD ESQ.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table:style-name="ce2" office:value-type="float" office:value="42298969" calcext:value-type="float">
            <text:p>42298969</text:p>
          </table:table-cell>
          <table:table-cell table:style-name="ce2" office:value-type="float" office:value="357188804" calcext:value-type="float">
            <text:p>357188804</text:p>
          </table:table-cell>
          <table:table-cell table:style-name="ce2" office:value-type="string" calcext:value-type="string">
            <text:p>SUPORTE DO GANCHO EP LD DIR.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74" calcext:value-type="float">
            <text:p>42298974</text:p>
          </table:table-cell>
          <table:table-cell office:value-type="float" office:value="357225302" calcext:value-type="float">
            <text:p>357225302</text:p>
          </table:table-cell>
          <table:table-cell office:value-type="string" calcext:value-type="string">
            <text:p>TAMPA T. CR-BC-AI-AB-12M3 (EUROPA)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75" calcext:value-type="float">
            <text:p>42298975</text:p>
          </table:table-cell>
          <table:table-cell office:value-type="float" office:value="357225302" calcext:value-type="float">
            <text:p>357225302</text:p>
          </table:table-cell>
          <table:table-cell office:value-type="string" calcext:value-type="string">
            <text:p>TAMPA T. CR-BC-AI-AB-12M3 (EUROPA)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76" calcext:value-type="float">
            <text:p>42298976</text:p>
          </table:table-cell>
          <table:table-cell office:value-type="float" office:value="357225307" calcext:value-type="float">
            <text:p>357225307</text:p>
          </table:table-cell>
          <table:table-cell office:value-type="string" calcext:value-type="string">
            <text:p>TAMPA T. CR-BC-AD-PF-AB-10M3 (EUROPA)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77" calcext:value-type="float">
            <text:p>42298977</text:p>
          </table:table-cell>
          <table:table-cell office:value-type="float" office:value="357225318" calcext:value-type="float">
            <text:p>357225318</text:p>
          </table:table-cell>
          <table:table-cell office:value-type="string" calcext:value-type="string">
            <text:p>TAMPA T. CR-BC-PF-AB-15-(EUROPA)8X2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81" calcext:value-type="float">
            <text:p>42298981</text:p>
          </table:table-cell>
          <table:table-cell office:value-type="float" office:value="357230603" calcext:value-type="float">
            <text:p>357230603</text:p>
          </table:table-cell>
          <table:table-cell office:value-type="string" calcext:value-type="string">
            <text:p>TAMPA T. 2380X985#4,00MM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C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82" calcext:value-type="float">
            <text:p>42298982</text:p>
          </table:table-cell>
          <table:table-cell office:value-type="float" office:value="357230603" calcext:value-type="float">
            <text:p>357230603</text:p>
          </table:table-cell>
          <table:table-cell office:value-type="string" calcext:value-type="string">
            <text:p>TAMPA T. 2380X985#4,00MM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C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983" calcext:value-type="float">
            <text:p>42298983</text:p>
          </table:table-cell>
          <table:table-cell office:value-type="float" office:value="357242811" calcext:value-type="float">
            <text:p>357242811</text:p>
          </table:table-cell>
          <table:table-cell office:value-type="string" calcext:value-type="string">
            <text:p>TAMPA MOVEL CR-BC-AI-AD-10-TTL1-EUROPA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984" calcext:value-type="float">
            <text:p>42298984</text:p>
          </table:table-cell>
          <table:table-cell office:value-type="float" office:value="357242813" calcext:value-type="float">
            <text:p>357242813</text:p>
          </table:table-cell>
          <table:table-cell office:value-type="string" calcext:value-type="string">
            <text:p>TAMPA MOVEL CR-BC-AI-AD-12-TTL1-EUROPA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8987" calcext:value-type="float">
            <text:p>42298987</text:p>
          </table:table-cell>
          <table:table-cell office:value-type="float" office:value="357246101" calcext:value-type="float">
            <text:p>357246101</text:p>
          </table:table-cell>
          <table:table-cell office:value-type="string" calcext:value-type="string">
            <text:p>TRAVA DA TAMPA TTL1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H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88" calcext:value-type="float">
            <text:p>42298988</text:p>
          </table:table-cell>
          <table:table-cell office:value-type="float" office:value="357454803" calcext:value-type="float">
            <text:p>357454803</text:p>
          </table:table-cell>
          <table:table-cell office:value-type="string" calcext:value-type="string">
            <text:p>CJ TAMPA TRASEIRA TTPA (20M3)#8MM-CX5557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E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8989" calcext:value-type="float">
            <text:p>42298989</text:p>
          </table:table-cell>
          <table:table-cell office:value-type="float" office:value="357454805" calcext:value-type="float">
            <text:p>357454805</text:p>
          </table:table-cell>
          <table:table-cell office:value-type="string" calcext:value-type="string">
            <text:p>TAMPA TRASEIRA TTP (16)#8MM-CX4900 03 TRAVAS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E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9018" calcext:value-type="float">
            <text:p>42299018</text:p>
          </table:table-cell>
          <table:table-cell office:value-type="float" office:value="376062402" calcext:value-type="float">
            <text:p>376062402</text:p>
          </table:table-cell>
          <table:table-cell office:value-type="string" calcext:value-type="string">
            <text:p>BASE DO CILINDRO BIT884-C5-&lt;20G</text:p>
          </table:table-cell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D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023" calcext:value-type="float">
            <text:p>42299023</text:p>
          </table:table-cell>
          <table:table-cell office:value-type="float" office:value="376065804" calcext:value-type="float">
            <text:p>376065804</text:p>
          </table:table-cell>
          <table:table-cell office:value-type="string" calcext:value-type="string">
            <text:p>TRAVESSA C/MANCAIS FUNDIDO CH-AD-1C</text:p>
          </table:table-cell>
          <table:table-cell office:value-type="string" calcext:value-type="string">
            <text:p>CJ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D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3" calcext:value-type="date">
            <text:p>23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066" calcext:value-type="float">
            <text:p>42299066</text:p>
          </table:table-cell>
          <table:table-cell office:value-type="float" office:value="333276101" calcext:value-type="float">
            <text:p>333276101</text:p>
          </table:table-cell>
          <table:table-cell office:value-type="string" calcext:value-type="string">
            <text:p>MANCAL DE FIXACAO DA ESCADA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8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5" calcext:value-type="date">
            <text:p>25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table:style-name="ce2" office:value-type="float" office:value="42299148" calcext:value-type="float">
            <text:p>42299148</text:p>
          </table:table-cell>
          <table:table-cell table:style-name="ce2" office:value-type="float" office:value="313223603" calcext:value-type="float">
            <text:p>313223603</text:p>
          </table:table-cell>
          <table:table-cell table:style-name="ce2" office:value-type="string" calcext:value-type="string">
            <text:p>CONJ. DO SUPORTE 730 DE AÇO PARALAMA PLASTICO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5" calcext:value-type="date">
            <text:p>25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150" calcext:value-type="float">
            <text:p>42299150</text:p>
          </table:table-cell>
          <table:table-cell office:value-type="float" office:value="313349101" calcext:value-type="float">
            <text:p>313349101</text:p>
          </table:table-cell>
          <table:table-cell office:value-type="string" calcext:value-type="string">
            <text:p>BRAÇO DE ARTICULAÇÃO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161" calcext:value-type="float">
            <text:p>42299161</text:p>
          </table:table-cell>
          <table:table-cell office:value-type="float" office:value="313638701" calcext:value-type="float">
            <text:p>313638701</text:p>
          </table:table-cell>
          <table:table-cell office:value-type="string" calcext:value-type="string">
            <text:p>SUPORTE DA ESCADA MODULO SLIDE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5" calcext:value-type="date">
            <text:p>25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222" calcext:value-type="float">
            <text:p>42299222</text:p>
          </table:table-cell>
          <table:table-cell office:value-type="float" office:value="357158101" calcext:value-type="float">
            <text:p>357158101</text:p>
          </table:table-cell>
          <table:table-cell office:value-type="string" calcext:value-type="string">
            <text:p>CJ-DOBRADICA DA TAMPA ABERT. LATERAL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8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223" calcext:value-type="float">
            <text:p>42299223</text:p>
          </table:table-cell>
          <table:table-cell office:value-type="float" office:value="357158108" calcext:value-type="float">
            <text:p>357158108</text:p>
          </table:table-cell>
          <table:table-cell office:value-type="string" calcext:value-type="string">
            <text:p>DOBRADICA TTL2TB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H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234" calcext:value-type="float">
            <text:p>42299234</text:p>
          </table:table-cell>
          <table:table-cell office:value-type="float" office:value="368048401" calcext:value-type="float">
            <text:p>368048401</text:p>
          </table:table-cell>
          <table:table-cell office:value-type="string" calcext:value-type="string">
            <text:p>CONJ. DO MANCAL DUPLO</text:p>
          </table:table-cell>
          <table:table-cell office:value-type="string" calcext:value-type="string">
            <text:p>CJ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235" calcext:value-type="float">
            <text:p>42299235</text:p>
          </table:table-cell>
          <table:table-cell office:value-type="float" office:value="368048501" calcext:value-type="float">
            <text:p>368048501</text:p>
          </table:table-cell>
          <table:table-cell office:value-type="string" calcext:value-type="string">
            <text:p>MANCAL SIMPLES</text:p>
          </table:table-cell>
          <table:table-cell office:value-type="string" calcext:value-type="string">
            <text:p>CJ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240" calcext:value-type="float">
            <text:p>42299240</text:p>
          </table:table-cell>
          <table:table-cell office:value-type="float" office:value="368094015" calcext:value-type="float">
            <text:p>368094015</text:p>
          </table:table-cell>
          <table:table-cell office:value-type="string" calcext:value-type="string">
            <text:p>CJ TRAV. PLANA SUSP. PNEUM. S/SUSPENSOR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241" calcext:value-type="float">
            <text:p>42299241</text:p>
          </table:table-cell>
          <table:table-cell office:value-type="float" office:value="368134001" calcext:value-type="float">
            <text:p>368134001</text:p>
          </table:table-cell>
          <table:table-cell office:value-type="string" calcext:value-type="string">
            <text:p>TRAVESSA DA CUICA</text:p>
          </table:table-cell>
          <table:table-cell office:value-type="string" calcext:value-type="string">
            <text:p>CJ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9242" calcext:value-type="float">
            <text:p>42299242</text:p>
          </table:table-cell>
          <table:table-cell office:value-type="float" office:value="368185201" calcext:value-type="float">
            <text:p>368185201</text:p>
          </table:table-cell>
          <table:table-cell office:value-type="string" calcext:value-type="string">
            <text:p>BASE DA BOLSA ESQUERDA</text:p>
          </table:table-cell>
          <table:table-cell office:value-type="string" calcext:value-type="string">
            <text:p>CJ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53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9243" calcext:value-type="float">
            <text:p>42299243</text:p>
          </table:table-cell>
          <table:table-cell office:value-type="float" office:value="368185202" calcext:value-type="float">
            <text:p>368185202</text:p>
          </table:table-cell>
          <table:table-cell office:value-type="string" calcext:value-type="string">
            <text:p>BASE DA BOLSA DIREITA</text:p>
          </table:table-cell>
          <table:table-cell office:value-type="string" calcext:value-type="string">
            <text:p>CJ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53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9244" calcext:value-type="float">
            <text:p>42299244</text:p>
          </table:table-cell>
          <table:table-cell office:value-type="float" office:value="368191801" calcext:value-type="float">
            <text:p>368191801</text:p>
          </table:table-cell>
          <table:table-cell office:value-type="string" calcext:value-type="string">
            <text:p>TRAVESSA SUSPENSÃO PNEUMATICA <text:s/>ABERTURA 1100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9246" calcext:value-type="float">
            <text:p>42299246</text:p>
          </table:table-cell>
          <table:table-cell office:value-type="float" office:value="368191802" calcext:value-type="float">
            <text:p>368191802</text:p>
          </table:table-cell>
          <table:table-cell office:value-type="string" calcext:value-type="string">
            <text:p>TRAVESSA SUSPENSÃO PNEUMATICA <text:s/>ABERTURA 1200</text:p>
          </table:table-cell>
          <table:table-cell office:value-type="string" calcext:value-type="string">
            <text:p>CJ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289" calcext:value-type="float">
            <text:p>42299289</text:p>
          </table:table-cell>
          <table:table-cell office:value-type="float" office:value="382136301" calcext:value-type="float">
            <text:p>382136301</text:p>
          </table:table-cell>
          <table:table-cell office:value-type="string" calcext:value-type="string">
            <text:p>LIMITADOR ESQUERDO M2012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290" calcext:value-type="float">
            <text:p>42299290</text:p>
          </table:table-cell>
          <table:table-cell office:value-type="float" office:value="382136302" calcext:value-type="float">
            <text:p>382136302</text:p>
          </table:table-cell>
          <table:table-cell office:value-type="string" calcext:value-type="string">
            <text:p>LIMITADOR DIREITO M2012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299341" calcext:value-type="float">
            <text:p>42299341</text:p>
          </table:table-cell>
          <table:table-cell office:value-type="float" office:value="313273601" calcext:value-type="float">
            <text:p>313273601</text:p>
          </table:table-cell>
          <table:table-cell office:value-type="string" calcext:value-type="string">
            <text:p>DEGRAU DA ESCADA</text:p>
          </table:table-cell>
          <table:table-cell office:value-type="string" calcext:value-type="string">
            <text:p>CJ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8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table:style-name="ce2" office:value-type="float" office:value="42299373" calcext:value-type="float">
            <text:p>42299373</text:p>
          </table:table-cell>
          <table:table-cell table:style-name="ce2" office:value-type="float" office:value="313924801" calcext:value-type="float">
            <text:p>313924801</text:p>
          </table:table-cell>
          <table:table-cell table:style-name="ce2" office:value-type="string" calcext:value-type="string">
            <text:p>SUPORTE E NERVURA ESQUERDO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3" office:value-type="date" office:date-value="2025-04-07" calcext:value-type="date">
            <text:p>07/04/25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5" calcext:value-type="date">
            <text:p>25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9401" calcext:value-type="float">
            <text:p>42299401</text:p>
          </table:table-cell>
          <table:table-cell office:value-type="float" office:value="359043408" calcext:value-type="float">
            <text:p>359043408</text:p>
          </table:table-cell>
          <table:table-cell office:value-type="string" calcext:value-type="string">
            <text:p>FIXACAO PE MECANICO ARTICUL. ROD. DUPLA</text:p>
          </table:table-cell>
          <table:table-cell office:value-type="string" calcext:value-type="string">
            <text:p>CJ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9403" calcext:value-type="float">
            <text:p>42299403</text:p>
          </table:table-cell>
          <table:table-cell office:value-type="float" office:value="359043413" calcext:value-type="float">
            <text:p>359043413</text:p>
          </table:table-cell>
          <table:table-cell office:value-type="string" calcext:value-type="string">
            <text:p>FIXACAO PE MECANICO ARTICUL. ROD. DUPLA(1200)</text:p>
          </table:table-cell>
          <table:table-cell office:value-type="string" calcext:value-type="string">
            <text:p>CJ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9413" calcext:value-type="float">
            <text:p>42299413</text:p>
          </table:table-cell>
          <table:table-cell office:value-type="float" office:value="368190001" calcext:value-type="float">
            <text:p>368190001</text:p>
          </table:table-cell>
          <table:table-cell office:value-type="string" calcext:value-type="string">
            <text:p>TRAVESSA DA MOLA PNEUMATICA</text:p>
          </table:table-cell>
          <table:table-cell office:value-type="string" calcext:value-type="string">
            <text:p>CJ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53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office:value-type="string" calcext:value-type="string">
            <text:p>ROBÔ</text:p>
          </table:table-cell>
          <table:table-cell office:value-type="float" office:value="42299460" calcext:value-type="float">
            <text:p>42299460</text:p>
          </table:table-cell>
          <table:table-cell office:value-type="float" office:value="368191804" calcext:value-type="float">
            <text:p>368191804</text:p>
          </table:table-cell>
          <table:table-cell office:value-type="string" calcext:value-type="string">
            <text:p>TRAVESSA SUSP. PNEUM. DIRECIONAL <text:s/>ABERT. 1100</text:p>
          </table:table-cell>
          <table:table-cell office:value-type="string" calcext:value-type="string">
            <text:p>CJ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5-04-07" calcext:value-type="date">
            <text:p>07/04/2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05A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2" calcext:value-type="date">
            <text:p>22/04/25</text:p>
          </table:table-cell>
          <table:table-cell office:value-type="string" calcext:value-type="string">
            <text:p>IMPRIMIR 4º</text:p>
          </table:table-cell>
        </table:table-row>
        <table:table-row table:style-name="ro1">
          <table:table-cell table:style-name="ce1" office:value-type="string" calcext:value-type="string">
            <text:p>ROBÔ</text:p>
          </table:table-cell>
          <table:table-cell table:style-name="ce2" office:value-type="float" office:value="42305266" calcext:value-type="float">
            <text:p>42305266</text:p>
          </table:table-cell>
          <table:table-cell table:style-name="ce2" office:value-type="float" office:value="313423103" calcext:value-type="float">
            <text:p>313423103</text:p>
          </table:table-cell>
          <table:table-cell table:style-name="ce2" office:value-type="string" calcext:value-type="string">
            <text:p>SUP/770 PARALAMA PLASTICO CR-BC</text:p>
          </table:table-cell>
          <table:table-cell table:style-name="ce2" office:value-type="string" calcext:value-type="string">
            <text:p>CJ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style-name="ce3" office:value-type="date" office:date-value="2025-04-09" calcext:value-type="date">
            <text:p>09/04/25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ALM</text:p>
          </table:table-cell>
          <table:table-cell table:style-name="ce2" office:value-type="float" office:value="313" calcext:value-type="float">
            <text:p>313</text:p>
          </table:table-cell>
          <table:table-cell table:style-name="ce3" office:value-type="date" office:date-value="2025-04-17" calcext:value-type="date">
            <text:p>17/04/25</text:p>
          </table:table-cell>
          <table:table-cell table:style-name="ce3" office:value-type="date" office:date-value="2025-04-25" calcext:value-type="date">
            <text:p>25/04/25</text:p>
          </table:table-cell>
          <table:table-cell office:value-type="string" calcext:value-type="string">
            <text:p>IMPRIMIR 2º</text:p>
          </table:table-cell>
        </table:table-row>
        <table:table-row table:style-name="ro1">
          <table:table-cell table:style-name="ce1" office:value-type="string" calcext:value-type="string">
            <text:p>IF</text:p>
          </table:table-cell>
          <table:table-cell office:value-type="float" office:value="42305420" calcext:value-type="float">
            <text:p>42305420</text:p>
          </table:table-cell>
          <table:table-cell office:value-type="float" office:value="313606603" calcext:value-type="float">
            <text:p>313606603</text:p>
          </table:table-cell>
          <table:table-cell office:value-type="string" calcext:value-type="string">
            <text:p>SUPORTE ESQ LANTERNA LAT- FRONT-ABS</text:p>
          </table:table-cell>
          <table:table-cell office:value-type="string" calcext:value-type="string">
            <text:p>CJ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date" office:date-value="2025-04-09" calcext:value-type="date">
            <text:p>09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17B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5" calcext:value-type="date">
            <text:p>25/04/25</text:p>
          </table:table-cell>
          <table:table-cell office:value-type="string" calcext:value-type="string">
            <text:p>IMPRIMIR 2º</text:p>
          </table:table-cell>
        </table:table-row>
        <table:table-row table:style-name="ro1">
          <table:table-cell table:style-name="ce1" office:value-type="string" calcext:value-type="string">
            <text:p>IF</text:p>
          </table:table-cell>
          <table:table-cell office:value-type="float" office:value="42305423" calcext:value-type="float">
            <text:p>42305423</text:p>
          </table:table-cell>
          <table:table-cell office:value-type="float" office:value="313606604" calcext:value-type="float">
            <text:p>313606604</text:p>
          </table:table-cell>
          <table:table-cell office:value-type="string" calcext:value-type="string">
            <text:p>SUPORTE DIR LANTERNA LAT- FRONT</text:p>
          </table:table-cell>
          <table:table-cell office:value-type="string" calcext:value-type="string">
            <text:p>CJ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date" office:date-value="2025-04-09" calcext:value-type="date">
            <text:p>09/04/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17B</text:p>
          </table:table-cell>
          <table:table-cell office:value-type="float" office:value="301" calcext:value-type="float">
            <text:p>301</text:p>
          </table:table-cell>
          <table:table-cell office:value-type="date" office:date-value="2025-04-17" calcext:value-type="date">
            <text:p>17/04/25</text:p>
          </table:table-cell>
          <table:table-cell office:value-type="date" office:date-value="2025-04-25" calcext:value-type="date">
            <text:p>25/04/25</text:p>
          </table:table-cell>
          <table:table-cell office:value-type="string" calcext:value-type="string">
            <text:p>IMPRIMIR 2º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2305574" calcext:value-type="float">
            <text:p>42305574</text:p>
          </table:table-cell>
          <table:table-cell office:value-type="float" office:value="357246101" calcext:value-type="float">
            <text:p>357246101</text:p>
          </table:table-cell>
          <table:table-cell office:value-type="string" calcext:value-type="string">
            <text:p>TRAVA DA TAMPA TTL1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5-04-09" calcext:value-type="date">
            <text:p>09/04/25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FAB140H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date" office:date-value="2025-04-17" calcext:value-type="date">
            <text:p>17/04/25</text:p>
          </table:table-cell>
          <table:table-cell office:value-type="string" calcext:value-type="string">
            <text:p>IMPRIMIR 2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1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1T08:29:22.457000000</meta:creation-date>
    <dc:date>2025-04-11T08:30:40.411000000</dc:date>
    <meta:editing-duration>PT1M18S</meta:editing-duration>
    <meta:editing-cycles>1</meta:editing-cycles>
    <meta:document-statistic meta:table-count="1" meta:cell-count="898" meta:object-count="0"/>
    <meta:generator>LibreOffice/7.1.4.2$Windows_x86 LibreOffice_project/a529a4fab45b75fefc5b6226684193eb000654f6</meta:generator>
  </office:meta>
</office:document-meta>
</file>